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f9fc"/>
    </style:style>
    <style:style style:name="P2" style:family="paragraph" style:parent-style-name="Standard">
      <style:text-properties officeooo:rsid="001c7fee" officeooo:paragraph-rsid="001c7fee"/>
    </style:style>
    <style:style style:name="P3" style:family="paragraph" style:parent-style-name="Standard">
      <style:text-properties officeooo:rsid="001da158" officeooo:paragraph-rsid="001da158"/>
    </style:style>
    <style:style style:name="P4" style:family="paragraph" style:parent-style-name="Standard">
      <style:text-properties officeooo:rsid="001da158" officeooo:paragraph-rsid="001f4ba9"/>
    </style:style>
    <style:style style:name="P5" style:family="paragraph" style:parent-style-name="Standard">
      <style:text-properties fo:font-weight="bold" officeooo:rsid="001690b1" officeooo:paragraph-rsid="0014539e" style:font-weight-asian="bold" style:font-weight-complex="bold"/>
    </style:style>
    <style:style style:name="P6" style:family="paragraph" style:parent-style-name="Standard">
      <style:text-properties officeooo:paragraph-rsid="001c7fee"/>
    </style:style>
    <style:style style:name="P7" style:family="paragraph" style:parent-style-name="Standard">
      <style:text-properties officeooo:rsid="001f4ba9" officeooo:paragraph-rsid="001f4ba9"/>
    </style:style>
    <style:style style:name="P8" style:family="paragraph" style:parent-style-name="Standard">
      <style:text-properties officeooo:rsid="002279f0" officeooo:paragraph-rsid="002279f0"/>
    </style:style>
    <style:style style:name="P9" style:family="paragraph" style:parent-style-name="Standard">
      <style:text-properties officeooo:rsid="002279f0" officeooo:paragraph-rsid="00250eda"/>
    </style:style>
    <style:style style:name="P10" style:family="paragraph" style:parent-style-name="Standard">
      <style:text-properties officeooo:paragraph-rsid="0018f9fc"/>
    </style:style>
    <style:style style:name="P11" style:family="paragraph" style:parent-style-name="Standard">
      <style:text-properties officeooo:rsid="001da158" officeooo:paragraph-rsid="002279f0"/>
    </style:style>
    <style:style style:name="P12" style:family="paragraph" style:parent-style-name="Standard">
      <style:text-properties officeooo:rsid="001da158" officeooo:paragraph-rsid="0023d480"/>
    </style:style>
    <style:style style:name="P13" style:family="paragraph" style:parent-style-name="Standard">
      <style:text-properties officeooo:rsid="0023d480" officeooo:paragraph-rsid="0023d480"/>
    </style:style>
    <style:style style:name="P14" style:family="paragraph" style:parent-style-name="Standard">
      <style:text-properties officeooo:rsid="00250eda" officeooo:paragraph-rsid="00250eda"/>
    </style:style>
    <style:style style:name="P15" style:family="paragraph" style:parent-style-name="Standard">
      <style:text-properties officeooo:rsid="001f4ba9" officeooo:paragraph-rsid="001f4ba9"/>
    </style:style>
    <style:style style:name="T1" style:family="text">
      <style:text-properties officeooo:rsid="0014ea39"/>
    </style:style>
    <style:style style:name="T2" style:family="text">
      <style:text-properties officeooo:rsid="001866f9"/>
    </style:style>
    <style:style style:name="T3" style:family="text">
      <style:text-properties officeooo:rsid="001c7fee"/>
    </style:style>
    <style:style style:name="T4" style:family="text">
      <style:text-properties officeooo:rsid="001da158"/>
    </style:style>
    <style:style style:name="T5" style:family="text">
      <style:text-properties officeooo:rsid="001f4ba9"/>
    </style:style>
    <style:style style:name="T6" style:family="text">
      <style:text-properties officeooo:rsid="002279f0"/>
    </style:style>
    <style:style style:name="T7" style:family="text">
      <style:text-properties officeooo:rsid="0023d480"/>
    </style:style>
    <style:style style:name="T8" style:family="text">
      <style:text-properties officeooo:rsid="00250e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chdenkzettel Clean Code</text:p>
      <text:p text:style-name="Standard"/>
      <text:p text:style-name="Standard"><text:s text:c="74"/></text:p>
      <text:p text:style-name="Standard"><text:span text:style-name="T1">1</text:span>. <text:s text:c="2"/><text:span text:style-name="T3">Klassenexplosion (Schwierig...)</text:span></text:p>
      <text:p text:style-name="Standard"/>
      <text:p text:style-name="Standard">class Formularfeld;</text:p>
      <text:p text:style-name="Standard">class Textfeld extends Formularfeld;</text:p>
      <text:p text:style-name="Standard">class Zahlfeld extends Formularfeld;</text:p>
      <text:p text:style-name="Standard">class TextUndZahlFeld extends Formularfeld;</text:p>
      <text:p text:style-name="Standard">class TextfeldOCR extends Textfeld;</text:p>
      <text:p text:style-name="Standard">class ZahlfeldOCR extends Zahlfeld;</text:p>
      <text:p text:style-name="Standard">class TextUndZahlFeldOCR extends TextUndZahlFeld;</text:p>
      <text:p text:style-name="Standard">class TextfeldSonderZ extends TextUndZahlFeld;</text:p>
      <text:p text:style-name="Standard">class TextfeldOCRSonderZ extends TextUndZahlFeldOCR;</text:p>
      <text:p text:style-name="Standard">class .....</text:p>
      <text:p text:style-name="Standard"/>
      <text:p text:style-name="Standard">&gt; Jede weitere Eigenschaft oder Spezialisierung führt zu vielen neuen Klassen durch Kombination. Die Folge ist explosives Anwachsen der Zahl der Klassen mit identischem Code. (Lösung?)</text:p>
      <text:p text:style-name="Standard"/>
      <text:p text:style-name="Standard"/>
      <text:p text:style-name="Standard"><text:s text:c="17"/></text:p>
      <text:p text:style-name="Standard"/>
      <text:p text:style-name="P6"><text:span text:style-name="T2">2</text:span>. <text:span text:style-name="T5">Der verwirrte und der nicht-verwirrte Indexer</text:span></text:p>
      <text:p text:style-name="P7">was genau unterscheidet die beiden Indexer? Wieso ist der eine „verwirrt“?</text:p>
      <text:p text:style-name="P7"/>
      <text:p text:style-name="P8">Der nvI löst das Sprachproblem über die Konstruktoren. So kann kein ungültiges Objekt entstehen, bei dem zwei unterschiedliche Sprachinformationen vorliegen können. Der vI löst das über setter-Methoden, was dazu führt, dass das Objekt während Methodenaufrufen nicht gültig ist, da dann die language ID bsp. Auf Englisch gesetzt wurde, und erst im nächsten Zug der SprachCode auf Englisch</text:p>
      <text:p text:style-name="Standard"/>
      <text:p text:style-name="P2">3. Korrekte Initialisierung und Update<text:span text:style-name="T4">s</text:span> von Objekten</text:p>
      <text:p text:style-name="P2"/>
      <text:p text:style-name="P2">public class Address {</text:p>
      <text:p text:style-name="P2"><text:s text:c="71"/></text:p>
      <text:p text:style-name="P2"><text:tab/>private String City;</text:p>
      <text:p text:style-name="P2"><text:tab/>private String Zipcode;</text:p>
      <text:p text:style-name="P2"><text:tab/>private String Streetname;</text:p>
      <text:p text:style-name="P2"><text:tab/>private String Number;</text:p>
      <text:p text:style-name="P2"/>
      <text:p text:style-name="P2"><text:tab/>public void setCity (String c) {</text:p>
      <text:p text:style-name="P2"><text:tab/><text:tab/>City = c;</text:p>
      <text:p text:style-name="P2"><text:tab/>}</text:p>
      <text:p text:style-name="P2"><text:tab/>public void setZipcode (String z) {</text:p>
      <text:p text:style-name="P2"><text:tab/><text:tab/>Zipcode = z;</text:p>
      <text:p text:style-name="P2"><text:tab/>}</text:p>
      <text:p text:style-name="P2">}</text:p>
      <text:p text:style-name="P2">Wie initialisieren Sie Address richtig? Wie machen Sie einen korrekten Update der Werte?</text:p>
      <text:p text:style-name="Standard"/>
      <text:p text:style-name="Standard"><text:s text:c="5"/></text:p>
      <text:p text:style-name="P14"><text:soft-page-break/>public Adress<text:span text:style-name="T6">(String z, String c, </text:span>String s, String n<text:span text:style-name="T6">){</text:span></text:p>
      <text:p text:style-name="P9"><text:tab/>zipCode= z;</text:p>
      <text:p text:style-name="P9"><text:tab/>city = c;</text:p>
      <text:p text:style-name="P14"><text:tab/>streetName = s;</text:p>
      <text:p text:style-name="P14"><text:tab/>number = n;</text:p>
      <text:p text:style-name="P9">}</text:p>
      <text:p text:style-name="Standard"/>
      <text:p text:style-name="P8"><text:span text:style-name="T8">public void </text:span>setA<text:span text:style-name="T8">d</text:span>dress(String z, String c, <text:span text:style-name="T8">String s, String n</text:span>){</text:p>
      <text:p text:style-name="P8"><text:tab/>zipCode= z;</text:p>
      <text:p text:style-name="P8"><text:tab/>city = c;</text:p>
      <text:p text:style-name="P14"><text:tab/>streetName = s;</text:p>
      <text:p text:style-name="P14"><text:tab/>number = n;</text:p>
      <text:p text:style-name="P8">}</text:p>
      <text:p text:style-name="Standard"/>
      <text:p text:style-name="Standard"/>
      <text:p text:style-name="P1"/>
      <text:p text:style-name="P3">4. Kapselung und Seiteneffekte</text:p>
      <text:p text:style-name="P3"/>
      <text:p text:style-name="P3"><text:s text:c="2"/>public class Person {</text:p>
      <text:p text:style-name="P3"/>
      <text:p text:style-name="P3"><text:tab/>public Wallet wallet = new Wallet();</text:p>
      <text:p text:style-name="P3"><text:tab/><text:span text:style-name="T5">int balance = 0;</text:span></text:p>
      <text:p text:style-name="P3"/>
      <text:p text:style-name="P3"><text:tab/>public Wallet getWallet(void) {</text:p>
      <text:p text:style-name="P3"><text:tab/><text:tab/>return wallet;</text:p>
      <text:p text:style-name="P3"><text:tab/>}</text:p>
      <text:p text:style-name="P3"><text:tab/></text:p>
      <text:p text:style-name="P3"><text:tab/><text:span text:style-name="T5">public addMoney(int money) {</text:span></text:p>
      <text:p text:style-name="P3"><text:tab/> <text:tab/><text:span text:style-name="T5">wallet.add(money);</text:span></text:p>
      <text:p text:style-name="P3"><text:tab/><text:tab/><text:span text:style-name="T5">balance = wallet.size();</text:span></text:p>
      <text:p text:style-name="P3"/>
      <text:p text:style-name="P4"><text:tab/><text:span text:style-name="T5">public int getBalance() {</text:span></text:p>
      <text:p text:style-name="P4"><text:tab/> <text:tab/><text:span text:style-name="T5">return balance;</text:span></text:p>
      <text:p text:style-name="P4"><text:s text:c="12"/><text:span text:style-name="T5">}</text:span></text:p>
      <text:p text:style-name="P3">}</text:p>
      <text:p text:style-name="P3"><text:s text:c="83"/></text:p>
      <text:p text:style-name="P3">Reparieren Sie die Klasse und sorgen Sie dafür, dass die Gültigkeit der Objekte erhalten bleibt und keine Seiteneffekte auftreten.</text:p>
      <text:p text:style-name="P1"/>
      <text:p text:style-name="P11"><text:s text:c="2"/>public class Person {</text:p>
      <text:p text:style-name="P11"/>
      <text:p text:style-name="P11"><text:tab/><text:span text:style-name="T7">private</text:span> Wallet wallet = new Wallet();</text:p>
      <text:p text:style-name="P11"><text:tab/></text:p>
      <text:p text:style-name="P11"><text:tab/><text:span text:style-name="T5">public addMoney(int money) {</text:span></text:p>
      <text:p text:style-name="P12"><text:tab/><text:tab/><text:span text:style-name="T5">wallet.add(money);</text:span></text:p>
      <text:p text:style-name="P12"><text:tab/><text:span text:style-name="T7">}</text:span></text:p>
      <text:p text:style-name="P11"/>
      <text:p text:style-name="P11"><text:tab/><text:span text:style-name="T5">public int getBalance() {</text:span></text:p>
      <text:p text:style-name="P12"><text:tab/> <text:tab/><text:span text:style-name="T5">return </text:span><text:span text:style-name="T8">wallet.getCash()</text:span><text:span text:style-name="T5">;</text:span></text:p>
      <text:p text:style-name="P11"><text:soft-page-break/><text:s text:c="12"/><text:span text:style-name="T5">}</text:span></text:p>
      <text:p text:style-name="P13"/>
      <text:p text:style-name="P11">}</text:p>
      <text:p text:style-name="P1"/>
      <text:p text:style-name="P1"><text:s text:c="5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ter </meta:initial-creator>
    <meta:creation-date>2014-10-22T20:13:51.797138385</meta:creation-date>
    <dc:date>2021-11-22T17:58:42.121000000</dc:date>
    <meta:editing-duration>PT2H28M18S</meta:editing-duration>
    <meta:editing-cycles>32</meta:editing-cycles>
    <meta:generator>LibreOffice/7.1.7.2$Windows_X86_64 LibreOffice_project/c6a4e3954236145e2acb0b65f68614365aeee33f</meta:generator>
    <meta:document-statistic meta:table-count="0" meta:image-count="0" meta:object-count="0" meta:page-count="3" meta:paragraph-count="74" meta:word-count="327" meta:character-count="2595" meta:non-whitespace-character-count="1955"/>
  </office:meta>
</office:document-meta>
</file>